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 style:list-style-name="WWNum1">
      <style:paragraph-properties fo:margin-left="0in" fo:margin-right="0in" fo:line-height="141%" fo:text-indent="0in" style:auto-text-indent="false" fo:keep-with-next="auto">
        <style:tab-stops/>
      </style:paragraph-properties>
      <style:text-properties officeooo:paragraph-rsid="000e3385"/>
    </style:style>
    <style:style style:name="P2" style:family="paragraph" style:parent-style-name="Heading_20_1" style:list-style-name="WWNum1">
      <style:paragraph-properties fo:margin-left="0in" fo:margin-right="0in" fo:line-height="141%" fo:text-indent="0in" style:auto-text-indent="false" fo:keep-with-next="auto">
        <style:tab-stops/>
      </style:paragraph-properties>
      <style:text-properties officeooo:paragraph-rsid="000e3385"/>
    </style:style>
    <style:style style:name="P3" style:family="paragraph" style:parent-style-name="Heading_20_2" style:list-style-name="WWNum1">
      <style:paragraph-properties fo:margin-left="0.139in" fo:margin-right="0in" fo:line-height="141%" fo:text-indent="0in" style:auto-text-indent="false" fo:keep-with-next="auto">
        <style:tab-stops/>
      </style:paragraph-properties>
      <style:text-properties officeooo:paragraph-rsid="000e3385"/>
    </style:style>
    <style:style style:name="P4" style:family="paragraph" style:parent-style-name="Heading_20_3" style:list-style-name="WWNum1">
      <style:paragraph-properties fo:margin-left="0.278in" fo:margin-right="0in" fo:line-height="141%" fo:text-indent="0in" style:auto-text-indent="false" fo:keep-with-next="auto">
        <style:tab-stops/>
      </style:paragraph-properties>
      <style:text-properties officeooo:paragraph-rsid="000e3385"/>
    </style:style>
    <style:style style:name="P5" style:family="paragraph" style:parent-style-name="Heading_20_4" style:list-style-name="WWNum1">
      <style:paragraph-properties fo:margin-left="0.4165in" fo:margin-right="0in" fo:line-height="141%" fo:text-indent="0in" style:auto-text-indent="false" fo:keep-with-next="auto">
        <style:tab-stops/>
      </style:paragraph-properties>
      <style:text-properties officeooo:paragraph-rsid="000e3385"/>
    </style:style>
    <style:style style:name="P6" style:family="paragraph" style:parent-style-name="Heading_20_5" style:list-style-name="WWNum1">
      <style:paragraph-properties fo:margin-left="0.5555in" fo:margin-right="0in" fo:line-height="141%" fo:text-indent="0in" style:auto-text-indent="false" fo:keep-with-next="auto">
        <style:tab-stops/>
      </style:paragraph-properties>
      <style:text-properties officeooo:paragraph-rsid="000e3385"/>
    </style:style>
    <style:style style:name="P7" style:family="paragraph" style:parent-style-name="Heading_20_6" style:list-style-name="WWNum1">
      <style:paragraph-properties fo:margin-left="0.6945in" fo:margin-right="0in" fo:line-height="141%" fo:text-indent="0in" style:auto-text-indent="false" fo:keep-with-next="auto">
        <style:tab-stops/>
      </style:paragraph-properties>
      <style:text-properties officeooo:paragraph-rsid="000e3385"/>
    </style:style>
    <style:style style:name="P8" style:family="paragraph" style:parent-style-name="Standard">
      <style:text-properties officeooo:paragraph-rsid="000e3385"/>
    </style:style>
    <style:style style:name="T1" style:family="text">
      <style:text-properties fo:font-size="13pt" style:font-size-asian="13pt"/>
    </style:style>
    <style:style style:name="T2" style:family="text">
      <style:text-properties style:font-name="Arial" fo:font-size="14pt" style:font-name-asian="Arial1" style:font-size-asian="14pt" style:font-name-complex="Arial1"/>
    </style:style>
    <style:style style:name="T3" style:family="text">
      <style:text-properties style:font-name="Arial" fo:font-size="12pt" style:font-name-asian="Arial1" style:font-size-asian="12pt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608798919" text:style-name="WWNum1">
        <text:list-item>
          <text:h text:style-name="P1" text:outline-level="1"><text:span text:style-name="T2">Team</text:span></text:h>
          <text:list>
            <text:list-item>
              <text:h text:style-name="P3" text:outline-level="2"><text:span text:style-name="T3">B00125142 Violet Concordia</text:span></text:h>
            </text:list-item>
            <text:list-item>
              <text:h text:style-name="P3" text:outline-level="2"><text:span text:style-name="T3">Bernardo Borile</text:span></text:h>
            </text:list-item>
            <text:list-item>
              <text:h text:style-name="P3" text:outline-level="2"><text:span text:style-name="T3">Kevin</text:span></text:h>
            </text:list-item>
            <text:list-item>
              <text:h text:style-name="P3" text:outline-level="2"><text:span text:style-name="T3">Farouk</text:span></text:h>
            </text:list-item>
          </text:list>
        </text:list-item>
        <text:list-item>
          <text:h text:style-name="P1" text:outline-level="1"><text:span text:style-name="T2">Introduction</text:span></text:h>
          <text:list>
            <text:list-item>
              <text:h text:style-name="P3" text:outline-level="2"><text:span text:style-name="T3">A 75% duty cycle LED blinking program, running on an FPGA board.</text:span></text:h>
            </text:list-item>
          </text:list>
        </text:list-item>
        <text:list-item>
          <text:h text:style-name="P1" text:outline-level="1"><text:span text:style-name="T2">Specifications</text:span></text:h>
          <text:list>
            <text:list-item>
              <text:h text:style-name="P3" text:outline-level="2"><text:span text:style-name="T3">Clock freq</text:span></text:h>
              <text:list>
                <text:list-item>
                  <text:h text:style-name="P4" text:outline-level="3"><text:span text:style-name="T3">66MHz</text:span></text:h>
                </text:list-item>
                <text:list-item>
                  <text:h text:style-name="P4" text:outline-level="3"><text:span text:style-name="T3">Operations per second 33M</text:span></text:h>
                </text:list-item>
              </text:list>
            </text:list-item>
            <text:list-item>
              <text:h text:style-name="P3" text:outline-level="2"><text:span text:style-name="T3">Frequency</text:span></text:h>
              <text:list>
                <text:list-item>
                  <text:h text:style-name="P4" text:outline-level="3"><text:span text:style-name="T3">2Hz</text:span></text:h>
                </text:list-item>
              </text:list>
            </text:list-item>
            <text:list-item>
              <text:h text:style-name="P3" text:outline-level="2"><text:span text:style-name="T3">Duty cycle</text:span></text:h>
              <text:list>
                <text:list-item>
                  <text:h text:style-name="P4" text:outline-level="3"><text:span text:style-name="T3">75%</text:span></text:h>
                </text:list-item>
              </text:list>
            </text:list-item>
            <text:list-item>
              <text:h text:style-name="P3" text:outline-level="2"><text:span text:style-name="T3">Off cycle</text:span></text:h>
              <text:list>
                <text:list-item>
                  <text:h text:style-name="P4" text:outline-level="3"><text:span text:style-name="T3">25%</text:span></text:h>
                  <text:list>
                    <text:list-item>
                      <text:h text:style-name="P5" text:outline-level="4"><text:span text:style-name="T3">100% - Duty cycle</text:span></text:h>
                      <text:list>
                        <text:list-item>
                          <text:h text:style-name="P6" text:outline-level="5"><text:span text:style-name="T3">100% - 75% = 25%</text:span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h text:style-name="P1" text:outline-level="1"><text:span text:style-name="T2">Calculations</text:span></text:h>
          <text:list>
            <text:list-item>
              <text:h text:style-name="P3" text:outline-level="2"><text:span text:style-name="T3">Discussion</text:span></text:h>
              <text:list>
                <text:list-item>
                  <text:h text:style-name="P4" text:outline-level="3"><text:soft-page-break/><text:span text:style-name="T3">To achieve delay, a loop will be used to keep the processor busy for a specific amount of time.</text:span></text:h>
                </text:list-item>
                <text:list-item>
                  <text:h text:style-name="P4" text:outline-level="3"><text:span text:style-name="T3">PicoBlaze is 8bit</text:span></text:h>
                  <text:list>
                    <text:list-item>
                      <text:h text:style-name="P5" text:outline-level="4"><text:span text:style-name="T3">Registers only hold values ranging 0-255</text:span></text:h>
                      <text:list>
                        <text:list-item>
                          <text:h text:style-name="P6" text:outline-level="5"><text:span text:style-name="T3">256 different values</text:span></text:h>
                          <text:list>
                            <text:list-item>
                              <text:h text:style-name="P7" text:outline-level="6"><text:span text:style-name="T3">Therefore we must nest loops to achieve delay higher than 256 computations duration.</text:span></text:h>
                            </text:list-item>
                          </text:list>
                        </text:list-item>
                        <text:list-item>
                          <text:h text:style-name="P6" text:outline-level="5"><text:span text:style-name="T3">If we want to loop for a single second, we would need to count up to 33 Million.</text:span></text:h>
                        </text:list-item>
                        <text:list-item>
                          <text:h text:style-name="P6" text:outline-level="5"><text:span text:style-name="T3">To circumvent this, nested loops will be utilised, which essentially provide us a way to keep track of up to 256^n per loop, n being the loop count.</text:span></text:h>
                          <text:list>
                            <text:list-item>
                              <text:h text:style-name="P7" text:outline-level="6"><text:span text:style-name="T3">The calculations below determined that nests of a minimum of 4 depth will be required for both the on and off cycles.</text:span>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h text:style-name="P3" text:outline-level="2"><text:span text:style-name="T3">Duration</text:span></text:h>
              <text:list>
                <text:list-item>
                  <text:h text:style-name="P4" text:outline-level="3"><text:span text:style-name="T3">Seconds</text:span></text:h>
                  <text:list>
                    <text:list-item>
                      <text:h text:style-name="P5" text:outline-level="4"><text:span text:style-name="T3">Total duration per cycle</text:span></text:h>
                      <text:list>
                        <text:list-item>
                          <text:h text:style-name="P6" text:outline-level="5"><text:span text:style-name="T3">2s</text:span></text:h>
                        </text:list-item>
                      </text:list>
                    </text:list-item>
                    <text:list-item>
                      <text:h text:style-name="P5" text:outline-level="4"><text:span text:style-name="T3">On duration</text:span></text:h>
                      <text:list>
                        <text:list-item>
                          <text:h text:style-name="P6" text:outline-level="5"><text:span text:style-name="T3">1.5s</text:span></text:h>
                          <text:list>
                            <text:list-item>
                              <text:h text:style-name="P7" text:outline-level="6"><text:span text:style-name="T3">Total duration * Duty cycle</text:span></text:h>
                            </text:list-item>
                          </text:list>
                        </text:list-item>
                      </text:list>
                    </text:list-item>
                    <text:list-item>
                      <text:h text:style-name="P5" text:outline-level="4"><text:span text:style-name="T3">2 * 0.75 = 1.5sOff duration</text:span></text:h>
                      <text:list>
                        <text:list-item>
                          <text:h text:style-name="P6" text:outline-level="5"><text:span text:style-name="T3">0.5s</text:span></text:h>
                          <text:list>
                            <text:list-item>
                              <text:h text:style-name="P7" text:outline-level="6"><text:span text:style-name="T3">Total duration - On duration = Off duration</text:span>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h text:style-name="P4" text:outline-level="3"><text:soft-page-break/><text:span text:style-name="T3">2 - 1.5 = 0.5sCycles</text:span></text:h>
                  <text:list>
                    <text:list-item>
                      <text:h text:style-name="P5" text:outline-level="4"><text:span text:style-name="T3">Total operations per cycle</text:span></text:h>
                      <text:list>
                        <text:list-item>
                          <text:h text:style-name="P6" text:outline-level="5"><text:span text:style-name="T3">Operations per second * On duration (seconds)</text:span></text:h>
                          <text:list>
                            <text:list-item>
                              <text:h text:style-name="P7" text:outline-level="6"><text:span text:style-name="T3">33M * 2 = 66M operations</text:span></text:h>
                            </text:list-item>
                          </text:list>
                        </text:list-item>
                      </text:list>
                    </text:list-item>
                    <text:list-item>
                      <text:h text:style-name="P5" text:outline-level="4"><text:span text:style-name="T3">On operations count</text:span></text:h>
                      <text:list>
                        <text:list-item>
                          <text:h text:style-name="P6" text:outline-level="5"><text:span text:style-name="T3">49.5M operations</text:span></text:h>
                          <text:list>
                            <text:list-item>
                              <text:h text:style-name="P7" text:outline-level="6"><text:span text:style-name="T3">Total operations per cycle * Duty cycle</text:span></text:h>
                            </text:list-item>
                          </text:list>
                        </text:list-item>
                      </text:list>
                    </text:list-item>
                    <text:list-item>
                      <text:h text:style-name="P5" text:outline-level="4"><text:span text:style-name="T3">66M * 0.75 = 49.5MOff operations count</text:span></text:h>
                      <text:list>
                        <text:list-item>
                          <text:h text:style-name="P6" text:outline-level="5"><text:span text:style-name="T3">16.5M operations</text:span></text:h>
                          <text:list>
                            <text:list-item>
                              <text:h text:style-name="P7" text:outline-level="6"><text:span text:style-name="T3">Total operations per cycle * Off cycle</text:span>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h text:style-name="P1" text:outline-level="1"><text:span text:style-name="T3">66M * 0.25 = 16.5M</text:span><text:span text:style-name="T2">Code</text:span></text:h>
          <text:list>
            <text:list-item>
              <text:h text:style-name="P3" text:outline-level="2"><text:span text:style-name="T3">TypeScript</text:span></text:h>
              <text:list>
                <text:list-item>
                  <text:h text:style-name="P4" text:outline-level="3"><text:span text:style-name="T3">Script developed to assist calculations</text:span></text:h>
                  <text:list>
                    <text:list-item>
                      <text:h text:style-name="P5" text:outline-level="4"><text:span text:style-name="T3">Language</text:span></text:h>
                      <text:list>
                        <text:list-item>
                          <text:h text:style-name="P6" text:outline-level="5"><text:span text:style-name="T3">TypeScript</text:span></text:h>
                        </text:list-item>
                      </text:list>
                    </text:list-item>
                    <text:list-item>
                      <text:h text:style-name="P5" text:outline-level="4"><text:span text:style-name="T3">Constants</text:span></text:h>
                      <text:list>
                        <text:list-item>
                          <text:h text:style-name="P6" text:outline-level="5"><text:span text:style-name="T3">export const BITS = 8; export const MAX_INT = Math.pow(2, BITS); <text:s/>export const K = 1_000; export const KK = 1_000*K; export const FREQ = 33*KK; export const TOGGLE_FREQ = 2; export const TOGGLE_CYCLES = 2*FREQ; <text:s/>export const DUTY_CYCLE = 0.75; <text:s/>export const ON_TIME_S = TOGGLE_FREQ*DUTY_CYCLE; export const ON_CYCLES = ON_TIME_S*FREQ; <text:s/>export const OFF_TIME_S = TOGGLE_FREQ - ON_TIME_S; export const OFF_CYCLES = OFF_TIME_S*FREQ;</text:span></text:h>
                        </text:list-item>
                      </text:list>
                    </text:list-item>
                    <text:list-item>
                      <text:h text:style-name="P5" text:outline-level="4"><text:soft-page-break/><text:span text:style-name="T3">Functions</text:span></text:h>
                      <text:list>
                        <text:list-item>
                          <text:h text:style-name="P6" text:outline-level="5"><text:span text:style-name="T3">findBiggestDivider</text:span></text:h>
                          <text:list>
                            <text:list-item>
                              <text:h text:style-name="P7" text:outline-level="6"><text:span text:style-name="T3">/** <text:s/>* author: B00125142 Violet Concordia <text:s/>* Brute force approach to find the highest divider without remainder <text:s/>* <text:s text:c="2"/>* @param input the number to divide <text:s/>* @returns the divider without remainder <text:s/>*/ export function findBiggestDivider(input: number, max: number = MAX_INT): number { <text:s text:c="4"/>//Decrement loop `max` until either a no remainder result is found, or it reaches 0. <text:s text:c="4"/>for(; max &gt; 0; --max) <text:s text:c="4"/>{ <text:s text:c="8"/>if(input/max % 1 == 0) <text:s text:c="12"/>break; <text:s text:c="4"/>} <text:s text:c="4"/>//Return max, which is hopefully the highest number without a remainder. (Worst case scenario, it is 0) <text:s text:c="4"/>return max; }</text:span></text:h>
                            </text:list-item>
                          </text:list>
                        </text:list-item>
                        <text:list-item>
                          <text:h text:style-name="P6" text:outline-level="5"><text:span text:style-name="T3">findBiggestDividers</text:span></text:h>
                          <text:list>
                            <text:list-item>
                              <text:h text:style-name="P7" text:outline-level="6"><text:span text:style-name="T3">/** <text:s/>* author: B00125142 Violet Concordia <text:s/>* Appends every highest no remainder divider to an array, until the input number is below the `max` value. <text:s text:c="2"/>* <text:s text:c="2"/>* @param input The number to divide. <text:s/>* @returns The dividers array. <text:s/>*/ export function findBiggestDividers(input: number, max: number = MAX_INT): number[] { <text:s text:c="4"/>//Init array that will be returned. <text:s text:c="4"/>const dividers = []; <text:s text:c="4"/>//While input is higher than max number <text:s text:c="4"/>while(input &gt;= max) <text:s text:c="4"/>{ <text:s text:c="8"/>//Find biggest no remainder divider. <text:s text:c="8"/>const biggestDivider = findBiggestDivider(input, max); <text:s text:c="8"/>//Push the found value. <text:s text:c="8"/>dividers.push(biggestDivider); <text:s text:c="8"/>// console.log(`${input} / ${biggestDivider} = ${input / biggestDivider}`); <text:s text:c="8"/>//Divide by found value. <text:s text:c="8"/>input = input / biggestDivider; <text:s text:c="4"/>} <text:s text:c="4"/>//Push the remainder to result in a 1. <text:s text:c="4"/>dividers.push(input); <text:s text:c="4"/>//Return the dividers. <text:s text:c="4"/>return dividers; }</text:span></text:h>
                            </text:list-item>
                          </text:list>
                        </text:list-item>
                      </text:list>
                    </text:list-item>
                    <text:list-item>
                      <text:h text:style-name="P5" text:outline-level="4"><text:span text:style-name="T3">Results</text:span></text:h>
                      <text:list>
                        <text:list-item>
                          <text:h text:style-name="P6" text:outline-level="5"><text:span text:style-name="T3">Finding highest dividers</text:span></text:h>
                          <text:list>
                            <text:list-item>
                              <text:h text:style-name="P7" text:outline-level="6"><text:span text:style-name="T3">Code</text:span></text:h>
                            </text:list-item>
                            <text:list-item>
                              <text:h text:style-name="P7" text:outline-level="6"><text:span text:style-name="T3">console.log(`1s = ${FREQ} instructions`); console.log(`On for ${ON_TIME_S}s, Off for ${OFF_TIME_S}s, total: ${TOGGLE_FREQ}s`); console.log(`On for ${ON_CYCLES} cycles, Off for ${OFF_CYCLES} cycles, total: ${TOGGLE_CYCLES} cycles`); <text:s/>const onDividers = findBiggestDividers(ON_CYCLES); console.log(`${("" + </text:span><text:soft-page-break/><text:span text:style-name="T3">onDividers).replace(/,/g, " * ")} = ${ON_CYCLES}`); <text:s/>const offDividers = findBiggestDividers(OFF_CYCLES); console.log(`${("" + offDividers).replace(/,/g, " * ")} = ${OFF_CYCLES}`);Output</text:span></text:h>
                            </text:list-item>
                          </text:list>
                        </text:list-item>
                        <text:list-item>
                          <text:h text:style-name="P6" text:outline-level="5"><text:span text:style-name="T3">RawDebugger attached. 1s = 33000000 instructions On for 1.5s, Off for 0.5s, total: 2s On for 49500000 cycles, Off for 16500000 cycles, total: 66000000 cycles 49500000 / 250 = 198000 198000 / 250 = 792 792 / 198 = 4 250 * 250 * 198 * 4 = 49500000 16500000 / 250 = 66000 66000 / 250 = 264 264 / 132 = 2 250 * 250 * 132 * 2 = 16500000 Waiting for the debugger to disconnect... harmony@harmony:/media/2TB_Crucial_SSD/repos/ratios/freq_calc$InformationOn dividers250 * 250 * 198 * 4 = 49500000Off dividers250 * 250 * 132 * 2 = 16500000Both the off and on delays can be achieved by a minimum of 4 nested loop.Example in JavaScript of what will be translated to assembly code for the PicoBlaze</text:span></text:h>
                          <text:list>
                            <text:list-item>
                              <text:h text:style-name="P7" text:outline-level="6"><text:span text:style-name="T3">Variables</text:span></text:h>
                            </text:list-item>
                            <text:list-item>
                              <text:h text:style-name="P7" text:outline-level="6"><text:span text:style-name="T3">onDividers = [250, 250, 198, 4]Code</text:span></text:h>
                            </text:list-item>
                            <text:list-item>
                              <text:h text:style-name="P7" text:outline-level="6"><text:span text:style-name="T3">let count = 0; for(let i0 = onDividers[0]; i0 &gt; 0; --i0) { <text:s text:c="4"/>for(let i1 = onDividers[1]; i1 &gt; 0; --i1) <text:s text:c="4"/>{ <text:s text:c="8"/>for(let i2 = onDividers[2]; i2 &gt; 0; --i2) <text:s text:c="8"/>{ <text:s text:c="12"/>for(let i3 = onDividers[3]; i3 &gt; 0; --i3) <text:s text:c="12"/>{ <text:s text:c="16"/>++count; <text:s text:c="12"/>} <text:s text:c="8"/>} <text:s text:c="4"/>} } console.log(count);Output</text:span>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h text:style-name="P3" text:outline-level="2"><text:span text:style-name="T3">49500000As expected, the obtained dividers from the previous script have resulted in a nested loop of 49500000 operations, which is the amount we need to wait exactly 1.5 seconds, which is the on time for a duty cycle of 75% of 2 seconds.Assembly</text:span></text:h>
            </text:list-item>
            <text:list-item>
              <text:h text:style-name="P3" text:outline-level="2"><text:span text:style-name="T3">Vivado</text:span></text:h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.0417in" loext:contextual-spacing="false" fo:keep-with-next="always"/>
      <style:text-properties style:font-name="Arial" fo:font-family="Arial" style:font-family-generic="roman" style:font-pitch="variable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417in" loext:contextual-spacing="false" fo:keep-with-next="always"/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665in" fo:margin-bottom="0.0417in" loext:contextual-spacing="false" fo:keep-with-next="always"/>
      <style:text-properties style:font-name="Arial" fo:font-family="Arial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417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ListLabel_20_1" style:display-name="ListLabel 1" style:family="text">
      <style:text-properties fo:font-size="14pt" fo:font-style="normal" style:font-name-asian="Calibri" style:font-family-asian="Calibri" style:font-family-generic-asian="system" style:font-pitch-asian="variable" style:font-size-asian="14pt" style:font-style-asian="normal" style:font-name-complex="Calibri" style:font-family-complex="Calibri" style:font-family-generic-complex="system" style:font-pitch-complex="variable"/>
    </style:style>
    <style:style style:name="ListLabel_20_2" style:display-name="ListLabel 2" style:family="text">
      <style:text-properties fo:font-size="12pt" fo:font-style="normal" style:font-name-asian="Calibri" style:font-family-asian="Calibri" style:font-family-generic-asian="system" style:font-pitch-asian="variable" style:font-size-asian="12pt" style:font-style-asian="normal" style:font-name-complex="Calibri" style:font-family-complex="Calibri" style:font-family-generic-complex="system" style:font-pitch-complex="variable"/>
    </style:style>
    <style:style style:name="ListLabel_20_3" style:display-name="ListLabel 3" style:family="text">
      <style:text-properties fo:font-size="12pt" fo:font-style="normal" style:font-name-asian="Calibri" style:font-family-asian="Calibri" style:font-family-generic-asian="system" style:font-pitch-asian="variable" style:font-size-asian="12pt" style:font-style-asian="normal" style:font-name-complex="Calibri" style:font-family-complex="Calibri" style:font-family-generic-complex="system" style:font-pitch-complex="variable"/>
    </style:style>
    <style:style style:name="ListLabel_20_4" style:display-name="ListLabel 4" style:family="text">
      <style:text-properties fo:font-size="12pt" fo:font-style="normal" style:font-name-asian="Calibri" style:font-family-asian="Calibri" style:font-family-generic-asian="system" style:font-pitch-asian="variable" style:font-size-asian="12pt" style:font-style-asian="normal" style:font-name-complex="Calibri" style:font-family-complex="Calibri" style:font-family-generic-complex="system" style:font-pitch-complex="variable"/>
    </style:style>
    <style:style style:name="ListLabel_20_5" style:display-name="ListLabel 5" style:family="text">
      <style:text-properties fo:font-size="12pt" fo:font-style="normal" style:font-name-asian="Calibri" style:font-family-asian="Calibri" style:font-family-generic-asian="system" style:font-pitch-asian="variable" style:font-size-asian="12pt" style:font-style-asian="normal" style:font-name-complex="Calibri" style:font-family-complex="Calibri" style:font-family-generic-complex="system" style:font-pitch-complex="variable"/>
    </style:style>
    <style:style style:name="ListLabel_20_6" style:display-name="ListLabel 6" style:family="text">
      <style:text-properties fo:font-size="12pt" fo:font-style="normal" style:font-name-asian="Calibri" style:font-family-asian="Calibri" style:font-family-generic-asian="system" style:font-pitch-asian="variable" style:font-size-asian="12pt" style:font-style-asian="normal" style:font-name-complex="Calibri" style:font-family-complex="Calibri" style:font-family-generic-complex="system" style:font-pitch-complex="variable"/>
    </style:style>
    <style:style style:name="ListLabel_20_7" style:display-name="ListLabel 7" style:family="text">
      <style:text-properties fo:font-size="12pt" fo:font-style="normal" style:font-name-asian="Calibri" style:font-family-asian="Calibri" style:font-family-generic-asian="system" style:font-pitch-asian="variable" style:font-size-asian="12pt" style:font-style-asian="normal" style:font-name-complex="Calibri" style:font-family-complex="Calibri" style:font-family-generic-complex="system" style:font-pitch-complex="variable"/>
    </style:style>
    <style:style style:name="ListLabel_20_8" style:display-name="ListLabel 8" style:family="text">
      <style:text-properties fo:font-size="12pt" fo:font-style="normal" style:font-name-asian="Calibri" style:font-family-asian="Calibri" style:font-family-generic-asian="system" style:font-pitch-asian="variable" style:font-size-asian="12pt" style:font-style-asian="normal" style:font-name-complex="Calibri" style:font-family-complex="Calibri" style:font-family-generic-complex="system" style:font-pitch-complex="variable"/>
    </style:style>
    <style:style style:name="ListLabel_20_9" style:display-name="ListLabel 9" style:family="text">
      <style:text-properties fo:font-size="12pt" fo:font-style="normal" style:font-name-asian="Calibri" style:font-family-asian="Calibri" style:font-family-generic-asian="system" style:font-pitch-asian="variable" style:font-size-asian="12pt" style:font-style-asian="normal" style:font-name-complex="Calibri" style:font-family-complex="Calibri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0T14:40:09.966840634</meta:creation-date>
    <dc:date>2023-02-10T14:40:53.771115289</dc:date>
    <meta:editing-duration>PT44S</meta:editing-duration>
    <meta:editing-cycles>1</meta:editing-cycles>
    <meta:document-statistic meta:table-count="0" meta:image-count="0" meta:object-count="0" meta:page-count="6" meta:paragraph-count="71" meta:word-count="879" meta:character-count="5767" meta:non-whitespace-character-count="4786"/>
    <meta:generator>LibreOffice/6.4.7.2$Linux_X86_64 LibreOffice_project/40$Build-2</meta:generator>
  </office:meta>
</office:document-meta>
</file>